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apacity Battery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mAh</text:p>
          </table:table-cell>
          <table:table-cell/>
        </table:table-row>
        <table:table-row table:style-name="ro1">
          <table:table-cell office:value-type="string" calcext:value-type="string">
            <text:p>Current Deep Sleep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 office:value-type="string" calcext:value-type="string">
            <text:p>Working Days</text:p>
          </table:table-cell>
          <table:table-cell/>
          <table:table-cell table:formula="of:=([.C1]/[.C2])/24" office:value-type="float" office:value="178.571428571429" calcext:value-type="float">
            <text:p>178.571428571429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nsumption MOSFE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7ma with apds</text:p>
          </table:table-cell>
        </table:table-row>
        <table:table-row table:style-name="ro1">
          <table:table-cell/>
          <table:table-cell office:value-type="string" calcext:value-type="string">
            <text:p>Displ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P9266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ESP32 alone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string" calcext:value-type="string">
            <text:p>m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9">00/00/0000</text:date>, <text:time style:data-style-name="N2" text:time-value="22:37:18.4212643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1T23:00:42.117011043</meta:creation-date>
    <dc:date>2021-08-29T00:13:39.041054594</dc:date>
    <meta:editing-duration>PT4H15M27S</meta:editing-duration>
    <meta:editing-cycles>5</meta:editing-cycles>
    <meta:generator>LibreOffice/6.4.6.2$Linux_X86_64 LibreOffice_project/40$Build-2</meta:generator>
    <meta:document-statistic meta:table-count="1" meta:cell-count="19" meta:object-count="0"/>
  </office:meta>
</office:document-meta>
</file>